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9.474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88cm solid #000000" fo:border-right="none" fo:border-top="0.088cm solid #000000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88cm solid #000000"/>
    </style:style>
    <style:style style:name="ce5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cc33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0.088cm solid #000000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3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88cm solid #000000" fo:background-color="#00cc33" fo:border-left="none" fo:border-right="none" fo:border-top="none"/>
    </style:style>
    <style:style style:name="ce70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fo:background-color="#00cc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88cm solid #000000" fo:background-color="#00cc33" fo:border-left="none" fo:border-right="0.088cm solid #000000" fo:border-top="none"/>
    </style:style>
    <style:style style:name="ce80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088cm solid #000000" fo:border-top="0.088cm solid #000000"/>
    </style:style>
    <style:style style:name="ce83" style:family="table-cell" style:parent-style-name="Default">
      <style:table-cell-properties fo:border-bottom="none" fo:border-left="none" fo:border-right="0.088cm solid #000000" fo:border-top="none"/>
    </style:style>
    <style:style style:name="ce84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none" fo:border-left="0.176cm solid #000000" fo:border-right="none" fo:border-top="0.176cm solid #000000"/>
    </style:style>
    <style:style style:name="ce91" style:family="table-cell" style:parent-style-name="Default">
      <style:table-cell-properties fo:border-bottom="none" fo:border-left="0.176cm solid #000000" fo:border-right="none" fo:border-top="none"/>
    </style:style>
    <style:style style:name="ce92" style:family="table-cell" style:parent-style-name="Default">
      <style:table-cell-properties fo:border-bottom="0.176cm solid #000000" fo:border-left="0.176cm solid #000000" fo:border-right="none" fo:border-top="none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none" fo:border-left="none" fo:border-right="none" fo:border-top="0.176cm solid #000000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order-bottom="0.176cm solid #000000" fo:border-left="none" fo:border-right="none" fo:border-top="none"/>
    </style:style>
    <style:style style:name="ce9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7" style:family="table-cell" style:parent-style-name="Default">
      <style:table-cell-properties fo:background-color="#ff3333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/>
      <style:paragraph-properties fo:margin-left="0cm"/>
    </style:style>
    <style:style style:name="ce120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able-cell-properties fo:border-bottom="none" fo:background-color="#66ffff" style:cell-protect="protected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33ff99" fo:border-left="0.088cm solid #000000" fo:border-right="none" fo:border-top="none"/>
    </style:style>
    <style:style style:name="ce130" style:family="table-cell" style:parent-style-name="Default">
      <style:table-cell-properties fo:border-bottom="0.088cm solid #000000" fo:background-color="#33ff99" fo:border-left="0.088cm solid #000000" fo:border-right="none" fo:border-top="none"/>
    </style:style>
    <style:style style:name="ce131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33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ackground-color="#33ff99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7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8" style:family="table-cell" style:parent-style-name="Default">
      <style:table-cell-properties fo:border-bottom="none" fo:border-left="none" fo:border-right="0.176cm solid #000000" fo:border-top="0.176cm solid #000000"/>
    </style:style>
    <style:style style:name="ce139" style:family="table-cell" style:parent-style-name="Default">
      <style:table-cell-properties fo:border-bottom="none" fo:border-left="none" fo:border-right="0.176cm solid #000000" fo:border-top="none"/>
    </style:style>
    <style:style style:name="ce140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22"/>
        <table:table-column table:style-name="co4" table:default-cell-style-name="ce22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91"/>
        <table:table-column table:style-name="co19" table:default-cell-style-name="Default"/>
        <table:table-column table:style-name="co20" table:default-cell-style-name="ce96"/>
        <table:table-column table:style-name="co21" table:default-cell-style-name="ce101"/>
        <table:table-column table:style-name="co22" table:default-cell-style-name="ce101"/>
        <table:table-column table:style-name="co1" table:default-cell-style-name="ce10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Resumen</text:p>
          </table:table-cell>
          <table:covered-table-cell table:number-columns-repeated="5" table:style-name="ce16"/>
          <table:table-cell table:number-columns-repeated="11"/>
          <table:table-cell table:style-name="ce104" office:value-type="string" table:number-columns-spanned="17" table:number-rows-spanned="1">
            <text:p>COCOMO II</text:p>
          </table:table-cell>
          <table:covered-table-cell table:number-columns-repeated="15" table:style-name="ce95"/>
          <table:covered-table-cell table:style-name="ce138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7" office:value-type="string">
            <text:p>Bajo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29" office:value-type="string">
            <text:p>Total</text:p>
          </table:table-cell>
          <table:table-cell table:style-name="ce47" office:value-type="string">
            <text:p>Comentario</text:p>
          </table:table-cell>
          <table:table-cell/>
          <table:table-cell table:style-name="ce64" office:value-type="string">
            <text:p>Factor de Complejidad</text:p>
          </table:table-cell>
          <table:table-cell table:style-name="ce70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9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9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87cm" draw:caption-point-x="-0.61cm" draw:caption-point-y="1.368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3" draw:text-style-name="P2" svg:width="2.899cm" svg:height="1.781cm" svg:x="31.468cm" svg:y="0.587cm" draw:caption-point-x="-0.61cm" draw:caption-point-y="1.368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65" office:value-type="string">
            <text:p>Comunicación de Datos</text:p>
          </table:table-cell>
          <table:table-cell table:style-name="ce71" office:value-type="float" office:value="0">
            <text:p>0</text:p>
          </table:table-cell>
          <table:table-cell table:style-name="ce47" office:value-type="string">
            <text:p>PFSA</text:p>
          </table:table-cell>
          <table:table-cell table:style-name="ce22" office:value-type="string">
            <text:p>Cplusplus</text:p>
          </table:table-cell>
          <table:table-cell table:style-name="ce88" table:formula="of:=VLOOKUP([.L4];[.O3:.P27];2;0)*[.J20]" office:value-type="float" office:value="2419">
            <text:p>2419</text:p>
          </table:table-cell>
          <table:table-cell table:style-name="ce89" table:formula="of:=[.M4]/1000" office:value-type="float" office:value="2.419">
            <text:p>2,42</text:p>
          </table:table-cell>
          <table:table-cell table:style-name="ce14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5" office:value-type="string" table:number-columns-spanned="2" table:number-rows-spanned="1">
            <text:p>Distribución del Esfuerzo</text:p>
          </table:table-cell>
          <table:covered-table-cell table:style-name="ce106"/>
          <table:table-cell table:style-name="ce105" office:value-type="string" table:number-columns-spanned="5" table:number-rows-spanned="1">
            <text:p>Tamaño del producto(KDSI)</text:p>
          </table:table-cell>
          <table:covered-table-cell table:number-columns-repeated="3" table:style-name="ce106"/>
          <table:covered-table-cell table:style-name="ce96"/>
          <table:table-cell/>
          <table:table-cell table:style-name="ce106" office:value-type="string">
            <text:p>Modificadores del coste de desarrollo</text:p>
          </table:table-cell>
          <table:table-cell table:style-name="ce106" office:value-type="string">
            <text:p>Muy bajo</text:p>
          </table:table-cell>
          <table:table-cell table:style-name="ce106" office:value-type="string">
            <text:p>Bajo</text:p>
          </table:table-cell>
          <table:table-cell table:style-name="ce106" office:value-type="string">
            <text:p>Nominal</text:p>
          </table:table-cell>
          <table:table-cell table:style-name="ce106" office:value-type="string">
            <text:p>Alto</text:p>
          </table:table-cell>
          <table:table-cell table:style-name="ce106" office:value-type="string">
            <text:p>Muy Alto</text:p>
          </table:table-cell>
          <table:table-cell table:style-name="ce106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cm" draw:caption-point-x="-0.61cm" draw:caption-point-y="1.526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49">
            <office:annotation draw:style-name="gr5" draw:text-style-name="P2" svg:width="2.899cm" svg:height="2.571cm" svg:x="31.468cm" svg:y="0.88cm" draw:caption-point-x="-0.61cm" draw:caption-point-y="1.526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65" office:value-type="string">
            <text:p>Proceso distribuido</text:p>
          </table:table-cell>
          <table:table-cell table:style-name="ce72" office:value-type="float" office:value="0">
            <text:p>0</text:p>
          </table:table-cell>
          <table:table-cell table:style-name="ce80" office:value-type="string">
            <text:p>PFA</text:p>
          </table:table-cell>
          <table:table-cell table:style-name="ce11" office:value-type="string">
            <text:p>Cplusplus</text:p>
          </table:table-cell>
          <table:table-cell table:style-name="ce88" table:formula="of:=VLOOKUP([.L5];[.O3:.P27];2;0)*[.J21]" office:value-type="float" office:value="1572.35">
            <text:p>1572,35</text:p>
          </table:table-cell>
          <table:table-cell table:style-name="ce89" table:formula="of:=[.M5]/1000" office:value-type="float" office:value="1.57235">
            <text:p>1,57</text:p>
          </table:table-cell>
          <table:table-cell table:style-name="ce14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float" office:value="2">
            <text:p>2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128">
            <text:p>128</text:p>
          </table:table-cell>
          <table:table-cell table:style-name="ce106" office:value-type="float" office:value="512">
            <text:p>512</text:p>
          </table:table-cell>
          <table:table-cell/>
          <table:table-cell table:style-name="ce106" office:value-type="string">
            <text:p>Atributos del Producto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2cm" draw:caption-point-x="-0.61cm" draw:caption-point-y="1.526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1.332cm" draw:caption-point-x="-0.61cm" draw:caption-point-y="1.526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65" office:value-type="string">
            <text:p>Rendimient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101" office:value-type="float" office:value="6">
            <text:p>6</text:p>
          </table:table-cell>
          <table:table-cell table:style-name="ce101"/>
          <table:table-cell/>
          <table:table-cell table:style-name="ce101" office:value-type="string">
            <text:p>RELY Confiabilidad requerida del software</text:p>
          </table:table-cell>
          <table:table-cell table:style-name="ce101" office:value-type="float" office:value="0.75">
            <text:p>0,75</text:p>
          </table:table-cell>
          <table:table-cell table:style-name="ce101" office:value-type="float" office:value="0.88">
            <text:p>0,8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4">
            <text:p>1,4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4cm" draw:caption-point-x="-0.61cm" draw:caption-point-y="1.526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9">
            <office:annotation draw:style-name="gr8" draw:text-style-name="P2" svg:width="2.899cm" svg:height="10.866cm" svg:x="31.468cm" svg:y="1.931cm" draw:caption-point-x="-0.61cm" draw:caption-point-y="1.379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65" office:value-type="string">
            <text:p>Configuracion con gran carga de us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101" office:value-type="float" office:value="16">
            <text:p>16</text:p>
          </table:table-cell>
          <table:table-cell table:style-name="ce101"/>
          <table:table-cell/>
          <table:table-cell table:style-name="ce101" office:value-type="string">
            <text:p>DATA Tamaño de la Base de Datos</text:p>
          </table:table-cell>
          <table:table-cell table:style-name="ce101"/>
          <table:table-cell table:style-name="ce101" office:value-type="float" office:value="0.94">
            <text:p>0,94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.16">
            <text:p>1,16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5cm" draw:caption-point-x="-0.61cm" draw:caption-point-y="1.526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2.235cm" draw:caption-point-x="-0.61cm" draw:caption-point-y="1.526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65" office:value-type="string">
            <text:p>Tasa de Transacciones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101" office:value-type="float" office:value="59">
            <text:p>59</text:p>
          </table:table-cell>
          <table:table-cell table:style-name="ce101"/>
          <table:table-cell/>
          <table:table-cell table:style-name="ce101" office:value-type="string">
            <text:p>CPLX Complejidad del Producto</text:p>
          </table:table-cell>
          <table:table-cell table:style-name="ce101" office:value-type="float" office:value="0.7">
            <text:p>0,7</text:p>
          </table:table-cell>
          <table:table-cell table:style-name="ce101" office:value-type="float" office:value="0.85">
            <text:p>0,8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20" table:number-columns-repeated="4"/>
          <table:table-cell table:style-name="ce50"/>
          <table:table-cell/>
          <table:table-cell table:style-name="ce65" office:value-type="string">
            <text:p>Entrada de Dato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14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101" office:value-type="float" office:value="25">
            <text:p>25</text:p>
          </table:table-cell>
          <table:table-cell table:style-name="ce101"/>
          <table:table-cell/>
          <table:table-cell table:style-name="ce106" office:value-type="string">
            <text:p>Atributos del Ordenador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Eficiencia con el Usuario Final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nominal</text:p>
          </table:table-cell>
          <table:table-cell table:style-name="ce89" table:formula="of:=PRODUCT([.M21];[.N4]^[.M17])" office:value-type="float" office:value="7.19845029429523">
            <text:p>7,2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101" office:value-type="float" office:value="7">
            <text:p>7</text:p>
          </table:table-cell>
          <table:table-cell/>
          <table:table-cell table:style-name="ce101" office:value-type="string">
            <text:p>TIME Restricciones del tiempo de ejecución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11">
            <text:p>1,11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Actualizacione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</text:p>
          </table:table-cell>
          <table:table-cell table:style-name="ce89" table:formula="of:=PRODUCT([.M10];[.X101])" office:value-type="float" office:value="1.71576158500216">
            <text:p>1,72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101" office:value-type="float" office:value="17">
            <text:p>17</text:p>
          </table:table-cell>
          <table:table-cell/>
          <table:table-cell table:style-name="ce101" office:value-type="string">
            <text:p>STOR Restric. En almacenamiento principal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06">
            <text:p>1,06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Procesamiento complejo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_sin_SCED</text:p>
          </table:table-cell>
          <table:table-cell table:style-name="ce89" table:formula="of:=PRODUCT([.M10];[.X102])" office:value-type="float" office:value="1.71576158500216">
            <text:p>1,72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52">
            <text:p>52</text:p>
          </table:table-cell>
          <table:table-cell/>
          <table:table-cell table:style-name="ce101" office:value-type="string">
            <text:p>VIRT Volatilidad de la máquina virtual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Reusabilidad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</text:p>
          </table:table-cell>
          <table:table-cell table:style-name="ce89" table:formula="of:=[.X101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1">
            <text:p>31</text:p>
          </table:table-cell>
          <table:table-cell/>
          <table:table-cell table:style-name="ce101" office:value-type="string">
            <text:p>TURN Tiempo de respuesta del ordenador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.15">
            <text:p>1,15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lidad de instalación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_sin_SCED</text:p>
          </table:table-cell>
          <table:table-cell table:style-name="ce89" table:formula="of:=[.X102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101" office:value-type="float" office:value="8">
            <text:p>8</text:p>
          </table:table-cell>
          <table:table-cell/>
          <table:table-cell table:style-name="ce106" office:value-type="string">
            <text:p>Atributos del Personal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Operación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8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101" office:value-type="float" office:value="18">
            <text:p>18</text:p>
          </table:table-cell>
          <table:table-cell/>
          <table:table-cell table:style-name="ce101" office:value-type="string">
            <text:p>ACAP Capacidad de los analistas</text:p>
          </table:table-cell>
          <table:table-cell table:style-name="ce101" office:value-type="float" office:value="1.46">
            <text:p>1,46</text:p>
          </table:table-cell>
          <table:table-cell table:style-name="ce101" office:value-type="float" office:value="1.19">
            <text:p>1,19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1">
            <text:p>0,7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Instalaciones Múltiple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SCED%=</text:p>
          </table:table-cell>
          <table:table-cell table:style-name="ce89" table:formula="of:=[.X100]" office:value-type="float" office:value="1">
            <text:p>1</text:p>
          </table:table-cell>
          <table:table-cell table:style-name="ce94" table:formula="of:=[.M16]" office:value-type="percentage" office:value="1">
            <text:p>100,00%</text:p>
          </table:table-cell>
          <table:table-cell table:style-name="ce14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8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101" office:value-type="float" office:value="51">
            <text:p>51</text:p>
          </table:table-cell>
          <table:table-cell table:style-name="ce101" office:value-type="float" office:value="48">
            <text:p>48</text:p>
          </table:table-cell>
          <table:table-cell/>
          <table:table-cell table:style-name="ce101" office:value-type="string">
            <text:p>AEXP Experiencia en la aplicación</text:p>
          </table:table-cell>
          <table:table-cell table:style-name="ce101" office:value-type="float" office:value="1.29">
            <text:p>1,29</text:p>
          </table:table-cell>
          <table:table-cell table:style-name="ce101" office:value-type="float" office:value="1.13">
            <text:p>1,13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Cambio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B=</text:p>
          </table:table-cell>
          <table:table-cell table:style-name="ce89" table:formula="of:=0.91 + 0.01*[.V118]" office:value-type="float" office:value="1.0137">
            <text:p>1,01</text:p>
          </table:table-cell>
          <table:table-cell table:style-name="ce93"/>
          <table:table-cell table:style-name="ce14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101" office:value-type="float" office:value="31">
            <text:p>31</text:p>
          </table:table-cell>
          <table:table-cell table:style-name="ce101" office:value-type="float" office:value="34">
            <text:p>34</text:p>
          </table:table-cell>
          <table:table-cell/>
          <table:table-cell table:style-name="ce101" office:value-type="string">
            <text:p>PCAP Capacidad de los programadores</text:p>
          </table:table-cell>
          <table:table-cell table:style-name="ce101" office:value-type="float" office:value="1.42">
            <text:p>1,42</text:p>
          </table:table-cell>
          <table:table-cell table:style-name="ce101" office:value-type="float" office:value="1.17">
            <text:p>1,1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">
            <text:p>0,7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6" office:value-type="string">
            <text:p>Factor de Complejidad Total (GTI)</text:p>
          </table:table-cell>
          <table:table-cell table:style-name="ce73" table:formula="of:=SUM([.J4:.J17])" office:value-type="float" office:value="0">
            <text:p>0</text:p>
          </table:table-cell>
          <table:table-cell/>
          <table:table-cell table:style-name="ce59" office:value-type="string">
            <text:p>TDEV=</text:p>
          </table:table-cell>
          <table:table-cell table:style-name="ce89" table:formula="of:=PRODUCT(3.67;[.M12]^(0.28+0.2*([.M17]-1.01)); [.M16] )" office:value-type="float" office:value="4.27058633016033">
            <text:p>4,27</text:p>
          </table:table-cell>
          <table:table-cell table:style-name="ce93" office:value-type="string">
            <text:p>meses</text:p>
          </table:table-cell>
          <table:table-cell table:style-name="ce14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5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96"/>
          <table:table-cell/>
          <table:table-cell table:style-name="ce101" office:value-type="string">
            <text:p>VEXP Experiencia en uso de memoria virtual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">
            <text:p>0,9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2"/>
          <table:table-cell table:style-name="ce67" office:value-type="string">
            <office:annotation draw:style-name="gr10" draw:text-style-name="P3" svg:width="2.899cm" svg:height="1.386cm" svg:x="41.133cm" svg:y="7.203cm" draw:caption-point-x="-0.61cm" draw:caption-point-y="1.526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7" table:formula="of:=[.J18]*0.01 +0.65" office:value-type="float" office:value="0.65">
            <text:p>0,65</text:p>
          </table:table-cell>
          <table:table-cell table:number-columns-repeated="4"/>
          <table:table-cell table:style-name="ce14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string">
            <text:p>S-2</text:p>
          </table:table-cell>
          <table:table-cell table:style-name="ce106" office:value-type="string">
            <text:p>Y-8</text:p>
          </table:table-cell>
          <table:table-cell table:style-name="ce106" office:value-type="string">
            <text:p>M-32</text:p>
          </table:table-cell>
          <table:table-cell table:style-name="ce106" office:value-type="string">
            <text:p>G128</text:p>
          </table:table-cell>
          <table:table-cell table:style-name="ce106" office:value-type="string">
            <text:p>E-512</text:p>
          </table:table-cell>
          <table:table-cell/>
          <table:table-cell table:style-name="ce101" office:value-type="string">
            <text:p>LEXP Experiencia en lenguage de programación</text:p>
          </table:table-cell>
          <table:table-cell table:style-name="ce101" office:value-type="float" office:value="1.14">
            <text:p>1,14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5">
            <text:p>0,95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7" office:value-type="string">
            <office:annotation draw:style-name="gr3" draw:text-style-name="P2" svg:width="2.899cm" svg:height="1.781cm" svg:x="41.133cm" svg:y="7.655cm" draw:caption-point-x="-0.61cm" draw:caption-point-y="1.526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7" table:formula="of:=[.K82]+[.K70]+[.K56]+[.K39]+[.K37]" office:value-type="float" office:value="41">
            <text:p>41</text:p>
          </table:table-cell>
          <table:table-cell table:style-name="ce81"/>
          <table:table-cell table:number-columns-repeated="3"/>
          <table:table-cell table:style-name="ce14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01" office:value-type="float" office:value="13">
            <text:p>13</text:p>
          </table:table-cell>
          <table:table-cell table:style-name="ce101"/>
          <table:table-cell/>
          <table:table-cell table:style-name="ce106" office:value-type="string">
            <text:p>Atributos del Proyecto</text:p>
          </table:table-cell>
          <table:table-cell table:style-name="ce96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ce68" office:value-type="string">
            <text:p>PFA</text:p>
          </table:table-cell>
          <table:table-cell table:style-name="ce68" table:formula="of:=[.J19]*[.J20]" office:value-type="float" office:value="26.65">
            <text:p>26,65</text:p>
          </table:table-cell>
          <table:table-cell/>
          <table:table-cell table:style-name="ce27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14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101" office:value-type="float" office:value="19">
            <text:p>19</text:p>
          </table:table-cell>
          <table:table-cell table:style-name="ce101"/>
          <table:table-cell/>
          <table:table-cell table:style-name="ce101" office:value-type="string">
            <text:p>MODP Uso de prácticas modernas de pro.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30"/>
          <table:table-cell table:style-name="ce12" table:number-columns-repeated="2"/>
          <table:table-cell table:number-columns-repeated="7"/>
          <table:table-cell table:style-name="ce14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101" office:value-type="float" office:value="51">
            <text:p>51</text:p>
          </table:table-cell>
          <table:table-cell table:style-name="ce101"/>
          <table:table-cell/>
          <table:table-cell table:style-name="ce101" office:value-type="string">
            <text:p>TOOL Uso de herramientas software</text:p>
          </table:table-cell>
          <table:table-cell table:style-name="ce101" office:value-type="float" office:value="1.24">
            <text:p>1,24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3">
            <text:p>0,8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3cm" draw:caption-point-x="-0.61cm" draw:caption-point-y="1.526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office:annotation draw:style-name="gr11" draw:text-style-name="P2" svg:width="2.899cm" svg:height="0.669cm" svg:x="25.801cm" svg:y="9.263cm" draw:caption-point-x="-0.61cm" draw:caption-point-y="1.526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14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96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1" office:value-type="float" office:value="30">
            <text:p>30</text:p>
          </table:table-cell>
          <table:table-cell table:style-name="ce101"/>
          <table:table-cell/>
          <table:table-cell table:style-name="ce101" office:value-type="string">
            <text:p>SCED Calendario requerido para el desarrollo</text:p>
          </table:table-cell>
          <table:table-cell table:style-name="ce101" office:value-type="float" office:value="1.23">
            <text:p>1,23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4">
            <text:p>1,04</text:p>
          </table:table-cell>
          <table:table-cell table:style-name="ce101" office:value-type="float" office:value="1.1">
            <text:p>1,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office:value-type="string">
            <text:p>Tabla de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0" draw:text-style-name="P4" svg:width="2.899cm" svg:height="1.386cm" svg:x="22.622cm" svg:y="9.714cm" draw:caption-point-x="-0.61cm" draw:caption-point-y="1.526cm">
              <dc:date>2019-03-16T00:00:00</dc:date>
              <text:p text:style-name="P4"><text:span text:style-name="T3">4 atributos * 32dispositivos max = 64</text:span></text:p>
            </office:annotation>
            <text:p>10</text:p>
          </table:table-cell>
          <table:table-cell table:style-name="ce32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01" office:value-type="float" office:value="22">
            <text:p>22</text:p>
          </table:table-cell>
          <table:table-cell table:style-name="ce101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ntrat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101" office:value-type="float" office:value="27">
            <text:p>27</text:p>
          </table:table-cell>
          <table:table-cell table:style-name="ce101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Fichero de Error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Baja">
            <text:p>Baja</text:p>
          </table:table-cell>
          <table:table-cell table:style-name="ce38"/>
          <table:table-cell table:style-name="ce51" table:number-columns-repeated="4"/>
          <table:table-cell table:style-name="ce82"/>
          <table:table-cell table:number-columns-repeated="3"/>
          <table:table-cell table:style-name="ce14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101" office:value-type="float" office:value="44">
            <text:p>44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0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9"/>
          <table:table-cell/>
          <table:table-cell table:style-name="ce52" office:value-type="string">
            <text:p>1 a 19 DET</text:p>
          </table:table-cell>
          <table:table-cell table:style-name="ce52" office:value-type="string">
            <text:p>20 a 50 DET</text:p>
          </table:table-cell>
          <table:table-cell table:style-name="ce52" office:value-type="string">
            <text:p>&gt;=51 DET</text:p>
          </table:table-cell>
          <table:table-cell table:style-name="ce83"/>
          <table:table-cell table:number-columns-repeated="3"/>
          <table:table-cell table:style-name="ce15" office:value-type="string">
            <text:p>PL/SQL</text:p>
          </table:table-cell>
          <table:table-cell table:style-name="ce34" office:value-type="float" office:value="47">
            <text:p>47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101" office:value-type="float" office:value="29">
            <text:p>29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9"/>
          <table:table-cell table:style-name="ce52" office:value-type="string">
            <text:p>Complejidad(RET)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1">
            <text:p>51</text:p>
          </table:table-cell>
          <table:table-cell table:style-name="ce83"/>
          <table:table-cell table:number-columns-repeated="8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40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59" office:value-type="string">
            <text:p>Baja</text:p>
          </table:table-cell>
          <table:table-cell table:style-name="ce19" office:value-type="string">
            <text:p>Medi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1" office:value-type="string">
            <text:p>2 – 5</text:p>
          </table:table-cell>
          <table:table-cell table:style-name="ce53" office:value-type="float" office:value="5">
            <text:p>5</text:p>
          </table:table-cell>
          <table:table-cell table:style-name="ce59" office:value-type="string">
            <text:p>Baja</text:p>
          </table:table-cell>
          <table:table-cell table:style-name="ce59" office:value-type="string">
            <text:p>Media</text:p>
          </table:table-cell>
          <table:table-cell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40" office:value-type="string">
            <text:p>&gt;=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Media</text:p>
          </table:table-cell>
          <table:table-cell table:number-columns-repeated="2"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0">
            <text:p>30</text:p>
          </table:table-cell>
          <table:table-cell table:number-columns-repeated="3"/>
          <table:table-cell table:style-name="ce119"/>
          <table:table-cell table:number-columns-repeated="11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4"/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7"/>
          <table:covered-table-cell table:style-name="ce29"/>
          <table:table-cell table:style-name="ce39"/>
          <table:table-cell/>
          <table:table-cell table:number-columns-repeated="3" table:style-name="ce2" office:value-type="string">
            <text:p>Clasificación</text:p>
          </table:table-cell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39"/>
          <table:table-cell table:style-name="ce52" office:value-type="string">
            <text:p>Complejidad</text:p>
          </table:table-cell>
          <table:table-cell table:style-name="ce52" office:value-type="string">
            <text:p>Baja</text:p>
          </table:table-cell>
          <table:table-cell table:style-name="ce52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>
            <text:p/>
          </table:table-cell>
          <table:table-cell table:style-name="ce39"/>
          <table:table-cell table:style-name="ce19" office:value-type="string">
            <text:p>ILF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0">
            <text:p>10</text:p>
          </table:table-cell>
          <table:table-cell table:style-name="ce19" office:value-type="float" office:value="15">
            <text:p>15</text:p>
          </table:table-cell>
          <table:table-cell table:style-name="ce83"/>
          <table:table-cell/>
          <table:table-cell table:style-name="ce90"/>
          <table:table-cell table:style-name="ce95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table:number-columns-repeated="3"/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>
            <text:p/>
          </table:table-cell>
          <table:table-cell table:style-name="ce39"/>
          <table:table-cell table:style-name="ce54" office:value-type="string">
            <text:p>Cantidad</text:p>
          </table:table-cell>
          <table:table-cell table:style-name="ce54" table:formula="of:=DCOUNTA([.B23:.E32];[.E23];[.H34:.H35])" office:value-type="float" office:value="3">
            <text:p>3</text:p>
          </table:table-cell>
          <table:table-cell table:style-name="ce54" table:formula="of:=DCOUNTA([.B23:.E32];[.E23];[.I34:.I35])" office:value-type="float" office:value="0">
            <text:p>0</text:p>
          </table:table-cell>
          <table:table-cell table:style-name="ce54" table:formula="of:=DCOUNTA([.B23:.E32];[.E23];[.J34:.J35])" office:value-type="float" office:value="0">
            <text:p>0</text:p>
          </table:table-cell>
          <table:table-cell table:style-name="ce85" table:formula="of:=[.H36]*[.H37]+[.I36]*[.I37]+[.J36]*[.J37]" office:value-type="float" office:value="21">
            <text:p>21</text:p>
          </table:table-cell>
          <table:table-cell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7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>
            <text:p/>
          </table:table-cell>
          <table:table-cell table:style-name="ce39"/>
          <table:table-cell table:style-name="ce19" office:value-type="string">
            <text:p>EIF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83"/>
          <table:table-cell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2"/>
          <table:table-cell table:style-name="ce55" office:value-type="string">
            <text:p>Cantidad</text:p>
          </table:table-cell>
          <table:table-cell table:style-name="ce55" table:formula="of:=DCOUNTA([.B35:.E45];[.E35];[.H34:.H35])" office:value-type="float" office:value="0">
            <text:p>0</text:p>
          </table:table-cell>
          <table:table-cell table:style-name="ce55" table:formula="of:=DCOUNTA([.B35:.E45];[.E35];[.I34:.I35])" office:value-type="float" office:value="0">
            <text:p>0</text:p>
          </table:table-cell>
          <table:table-cell table:style-name="ce55" table:formula="of:=DCOUNTA([.B35:.E45];[.E35];[.J34:.J35])" office:value-type="float" office:value="0">
            <text:p>0</text:p>
          </table:table-cell>
          <table:table-cell table:style-name="ce86" table:formula="of:=[.H38]*[.H39]+[.I38]*[.I39]+[.J38]*[.J39]" office:value-type="float" office:value="0">
            <text:p>0</text:p>
          </table:table-cell>
          <table:table-cell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2.4">
            <text:p>2,4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6.06776710902794">
            <text:p>6,07</text:p>
          </table:table-cell>
          <table:table-cell table:formula="of:=[.Q39]*([.V39]^[.R39])" office:value-type="float" office:value="4.96010639190763">
            <text:p>4,96</text:p>
          </table:table-cell>
          <table:table-cell table:formula="of:=[.V39]/[.W39]" office:value-type="float" office:value="1.22331390288875">
            <text:p>1,22</text:p>
          </table:table-cell>
          <table:table-cell table:style-name="ce101" table:formula="of:=[.R$23]/[.V39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39]*[.AB39]*0.01" office:value-type="float" office:value="0.364066026541676">
            <text:p>0,36</text:p>
          </table:table-cell>
          <table:table-cell table:style-name="ce116" table:formula="of:=[.W$39]*[.AC39]*0.01" office:value-type="float" office:value="0.545611703109839">
            <text:p>0,55</text:p>
          </table:table-cell>
          <table:table-cell table:formula="of:=[.V40]/[.W40]" office:value-type="float" office:value="0.667262128848407">
            <text:p>0,67</text:p>
          </table:table-cell>
          <table:table-cell table:style-name="ce101" table:formula="of:=[.R$23]/[.V40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3.6">
            <text:p>3,6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39]*[.AB40]*0.01" office:value-type="float" office:value="0.97084273744447">
            <text:p>0,97</text:p>
          </table:table-cell>
          <table:table-cell table:style-name="ce116" table:formula="of:=[.W$39]*[.AC40]*0.01" office:value-type="float" office:value="0.942420214462449">
            <text:p>0,94</text:p>
          </table:table-cell>
          <table:table-cell table:formula="of:=[.V41]/[.W41]" office:value-type="float" office:value="1.03015907611684">
            <text:p>1,03</text:p>
          </table:table-cell>
          <table:table-cell table:style-name="ce101" table:formula="of:=[.R$23]/[.V41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39]*[.AB41]*0.01" office:value-type="float" office:value="3.94404862086816">
            <text:p>3,94</text:p>
          </table:table-cell>
          <table:table-cell table:style-name="ce116" table:formula="of:=[.W$39]*[.AC41]*0.01" office:value-type="float" office:value="2.9264627712255">
            <text:p>2,93</text:p>
          </table:table-cell>
          <table:table-cell table:formula="of:=[.V42]/[.W42]" office:value-type="float" office:value="1.34771870657235">
            <text:p>1,35</text:p>
          </table:table-cell>
          <table:table-cell table:style-name="ce101" table:formula="of:=[.R$23]/[.V42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39]*[.AB42]*0.01" office:value-type="float" office:value="1.15287575071531">
            <text:p>1,15</text:p>
          </table:table-cell>
          <table:table-cell table:style-name="ce116" table:formula="of:=[.W$39]*[.AC42]*0.01" office:value-type="float" office:value="1.09122340621968">
            <text:p>1,09</text:p>
          </table:table-cell>
          <table:table-cell table:formula="of:=[.V43]/[.W43]" office:value-type="float" office:value="1.05649837067664">
            <text:p>1,06</text:p>
          </table:table-cell>
          <table:table-cell table:style-name="ce101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.06851159195835">
            <text:p>8,07</text:p>
          </table:table-cell>
          <table:table-cell table:formula="of:=[.Q40]*[.V44]^[.R40]" office:value-type="float" office:value="5.19179706065036">
            <text:p>5,19</text:p>
          </table:table-cell>
          <table:table-cell table:formula="of:=[.V44]/[.W44]" office:value-type="float" office:value="1.55408840093369">
            <text:p>1,55</text:p>
          </table:table-cell>
          <table:table-cell table:style-name="ce101" table:formula="of:=[.R$23]/[.V44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4]*[.AB45]*0.01" office:value-type="float" office:value="0.564795811437085">
            <text:p>0,56</text:p>
          </table:table-cell>
          <table:table-cell table:formula="of:=[.W$44]*[.AC45]*0.01" office:value-type="float" office:value="1.14219535334308">
            <text:p>1,14</text:p>
          </table:table-cell>
          <table:table-cell table:formula="of:=[.V45]/[.W45]" office:value-type="float" office:value="0.494482673024356">
            <text:p>0,49</text:p>
          </table:table-cell>
          <table:table-cell table:style-name="ce101" table:formula="of:=[.R$23]/[.V45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5"/>
          <table:table-cell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Diseño del producto</text:p>
          </table:table-cell>
          <table:table-cell table:formula="of:=[.V$44]*[.AB46]*0.01" office:value-type="float" office:value="1.37164697063292">
            <text:p>1,37</text:p>
          </table:table-cell>
          <table:table-cell table:formula="of:=[.W$44]*[.AC46]*0.01" office:value-type="float" office:value="1.4017852063756">
            <text:p>1,4</text:p>
          </table:table-cell>
          <table:table-cell table:formula="of:=[.V46]/[.W46]" office:value-type="float" office:value="0.978500104291582">
            <text:p>0,98</text:p>
          </table:table-cell>
          <table:table-cell table:style-name="ce101" table:formula="of:=[.R$23]/[.V46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30"/>
          <table:table-cell table:style-name="ce12"/>
          <table:table-cell table:style-name="ce3" office:value-type="string">
            <text:p>Complejidad(FTR)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formula="of:=[.V$44]*[.AB47]*0.01" office:value-type="float" office:value="4.43768137557709">
            <text:p>4,44</text:p>
          </table:table-cell>
          <table:table-cell table:formula="of:=[.W$44]*[.AC47]*0.01" office:value-type="float" office:value="2.28439070668616">
            <text:p>2,28</text:p>
          </table:table-cell>
          <table:table-cell table:formula="of:=[.V47]/[.W47]" office:value-type="float" office:value="1.94261050116711">
            <text:p>1,94</text:p>
          </table:table-cell>
          <table:table-cell table:style-name="ce101" table:formula="of:=[.R$23]/[.V47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4cm" draw:caption-point-x="-0.61cm" draw:caption-point-y="1.526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3" office:value-type="string">
            <text:p>0 - 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formula="of:=[.V$44]*[.AB48]*0.01" office:value-type="float" office:value="2.25918324574834">
            <text:p>2,26</text:p>
          </table:table-cell>
          <table:table-cell table:formula="of:=[.W$44]*[.AC48]*0.01" office:value-type="float" office:value="1.50562114758861">
            <text:p>1,51</text:p>
          </table:table-cell>
          <table:table-cell table:formula="of:=[.V48]/[.W48]" office:value-type="float" office:value="1.50049914572908">
            <text:p>1,5</text:p>
          </table:table-cell>
          <table:table-cell table:style-name="ce101" table:formula="of:=[.R$23]/[.V48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nvío de paquetes de informació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3" office:value-type="string">
            <text:p>2 – 3</text:p>
          </table:table-cell>
          <table:table-cell table:style-name="ce43" office:value-type="float" office:value="3">
            <text:p>3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0.3911961480306">
            <text:p>10,39</text:p>
          </table:table-cell>
          <table:table-cell table:formula="of:=[.Q41]*[.V49]^[.R41]" office:value-type="float" office:value="5.28777518449528">
            <text:p>5,29</text:p>
          </table:table-cell>
          <table:table-cell table:formula="of:=[.V49]/[.W49]" office:value-type="float" office:value="1.96513576796901">
            <text:p>1,97</text:p>
          </table:table-cell>
          <table:table-cell table:style-name="ce101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>
            <text:p/>
          </table:table-cell>
          <table:table-cell table:style-name="ce44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9]*[.AB51]*0.01" office:value-type="float" office:value="0.83129569184245">
            <text:p>0,83</text:p>
          </table:table-cell>
          <table:table-cell table:formula="of:=[.W$49]*[.AC51]*0.01" office:value-type="float" office:value="1.48057705165868">
            <text:p>1,48</text:p>
          </table:table-cell>
          <table:table-cell table:formula="of:=[.V50]/[.W50]" office:value-type="float" office:value="0.561467362276861">
            <text:p>0,56</text:p>
          </table:table-cell>
          <table:table-cell table:style-name="ce101" table:formula="of:=[.R$23]/[.V50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Diseño del producto</text:p>
          </table:table-cell>
          <table:table-cell table:formula="of:=[.V$49]*[.AB52]*0.01" office:value-type="float" office:value="1.87041530664551">
            <text:p>1,87</text:p>
          </table:table-cell>
          <table:table-cell table:formula="of:=[.W$49]*[.AC52]*0.01" office:value-type="float" office:value="1.69208805903849">
            <text:p>1,69</text:p>
          </table:table-cell>
          <table:table-cell table:formula="of:=[.V51]/[.W51]" office:value-type="float" office:value="1.10538886948257">
            <text:p>1,11</text:p>
          </table:table-cell>
          <table:table-cell table:style-name="ce101" table:formula="of:=[.R$23]/[.V51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Programación</text:p>
          </table:table-cell>
          <table:table-cell table:formula="of:=[.V$49]*[.AB53]*0.01" office:value-type="float" office:value="5.92298180437746">
            <text:p>5,92</text:p>
          </table:table-cell>
          <table:table-cell table:formula="of:=[.W$49]*[.AC53]*0.01" office:value-type="float" office:value="2.32662108117792">
            <text:p>2,33</text:p>
          </table:table-cell>
          <table:table-cell table:formula="of:=[.V52]/[.W52]" office:value-type="float" office:value="2.54574406305077">
            <text:p>2,55</text:p>
          </table:table-cell>
          <table:table-cell table:style-name="ce101" table:formula="of:=[.R$23]/[.V52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2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Integración y prueba</text:p>
          </table:table-cell>
          <table:table-cell table:formula="of:=[.V$49]*[.AB54]*0.01" office:value-type="float" office:value="2.59779903700766">
            <text:p>2,6</text:p>
          </table:table-cell>
          <table:table-cell table:formula="of:=[.W$49]*[.AC54]*0.01" office:value-type="float" office:value="1.26906604427887">
            <text:p>1,27</text:p>
          </table:table-cell>
          <table:table-cell table:formula="of:=[.V53]/[.W53]" office:value-type="float" office:value="2.04701642496772">
            <text:p>2,05</text:p>
          </table:table-cell>
          <table:table-cell table:style-name="ce101" table:formula="of:=[.R$23]/[.V53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2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17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2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number-columns-repeated="2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2"/>
          <table:table-cell table:style-name="ce56" office:value-type="string">
            <text:p>Cantidad</text:p>
          </table:table-cell>
          <table:table-cell table:style-name="ce55" table:formula="of:=DCOUNTA([.B48:.E58];[.E48];[.H53:.H54])" office:value-type="float" office:value="1">
            <text:p>1</text:p>
          </table:table-cell>
          <table:table-cell table:style-name="ce55" table:formula="of:=DCOUNTA([.B48:.E59];[.E48];[.I53:.I54])" office:value-type="float" office:value="0">
            <text:p>0</text:p>
          </table:table-cell>
          <table:table-cell table:style-name="ce55" table:formula="of:=DCOUNTA([.B48:.E59];[.E48];[.J53:.J54])" office:value-type="float" office:value="0">
            <text:p>0</text:p>
          </table:table-cell>
          <table:table-cell table:style-name="ce85" table:formula="of:=[.H55]*[.H56]+[.I55]*[.I56]+[.J55]*[.J56]" office:value-type="float" office:value="4">
            <text:p>4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6"/>
          <table:table-cell table:style-name="ce62" office:value-type="string">
            <text:p>1 a 4 DET</text:p>
          </table:table-cell>
          <table:table-cell table:style-name="ce62" office:value-type="string">
            <text:p>5 a 15 DET</text:p>
          </table:table-cell>
          <table:table-cell table:style-name="ce76" office:value-type="string">
            <text:p>&gt;=16 DET</text:p>
          </table:table-cell>
          <table:table-cell table:number-columns-repeated="2"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30"/>
          <table:table-cell/>
          <table:table-cell table:style-name="ce3" office:value-type="string">
            <text:p>Complejidad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number-columns-repeated="2"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67cm" draw:caption-point-x="-0.61cm" draw:caption-point-y="1.526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3.2">
            <text:p>3,2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7" table:formula="of:=([.O62]*([.N4]^[.P62]))*[.X101]" office:value-type="float" office:value="1.92834870224967">
            <text:p>1,93</text:p>
          </table:table-cell>
          <table:table-cell table:style-name="ce117" table:formula="of:=[.Q62]*([.V62]^[.R62])" office:value-type="float" office:value="3.20856266141291">
            <text:p>3,21</text:p>
          </table:table-cell>
          <table:table-cell table:style-name="ce117" table:formula="of:=[.V62]/[.W62]" office:value-type="float" office:value="0.601000792485853">
            <text:p>0,6</text:p>
          </table:table-cell>
          <table:table-cell table:style-name="ce117" table:formula="of:=[.R$23]/[.V62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Crear nuevo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1" draw:text-style-name="P2" svg:width="2.899cm" svg:height="0.669cm" svg:x="22.622cm" svg:y="27.918cm" draw:caption-point-x="-0.61cm" draw:caption-point-y="1.526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62]*[.AB62]*0.01" office:value-type="float" office:value="0.11570092213498">
            <text:p>0,12</text:p>
          </table:table-cell>
          <table:table-cell table:style-name="ce116" table:formula="of:=[.W$62]*[.AC62]*0.01" office:value-type="float" office:value="0.35294189275542">
            <text:p>0,35</text:p>
          </table:table-cell>
          <table:table-cell table:formula="of:=[.V63]/[.W63]" office:value-type="float" office:value="0.327818614083192">
            <text:p>0,33</text:p>
          </table:table-cell>
          <table:table-cell table:style-name="ce101" table:formula="of:=[.R$23]/[.V63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Modificar un contacto de empresa</text:p>
          </table:table-cell>
          <table:table-cell office:value-type="float" office:value="2">
            <text:p>2</text:p>
          </table:table-cell>
          <table:table-cell office:value-type="float" office:value="10">
            <office:annotation draw:style-name="gr11" draw:text-style-name="P2" svg:width="2.899cm" svg:height="0.669cm" svg:x="22.622cm" svg:y="28.412cm" draw:caption-point-x="-0.61cm" draw:caption-point-y="1.526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2.8">
            <text:p>2,8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62]*[.AB63]*0.01" office:value-type="float" office:value="0.308535792359948">
            <text:p>0,31</text:p>
          </table:table-cell>
          <table:table-cell table:style-name="ce116" table:formula="of:=[.W$62]*[.AC63]*0.01" office:value-type="float" office:value="0.609626905668452">
            <text:p>0,61</text:p>
          </table:table-cell>
          <table:table-cell table:formula="of:=[.V64]/[.W64]" office:value-type="float" office:value="0.506105930514403">
            <text:p>0,51</text:p>
          </table:table-cell>
          <table:table-cell table:style-name="ce101" table:formula="of:=[.R$23]/[.V64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Borr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62]*[.AB64]*0.01" office:value-type="float" office:value="1.25342665646229">
            <text:p>1,25</text:p>
          </table:table-cell>
          <table:table-cell table:style-name="ce116" table:formula="of:=[.W$62]*[.AC64]*0.01" office:value-type="float" office:value="1.89305197023361">
            <text:p>1,89</text:p>
          </table:table-cell>
          <table:table-cell table:formula="of:=[.V65]/[.W65]" office:value-type="float" office:value="0.662119517145431">
            <text:p>0,66</text:p>
          </table:table-cell>
          <table:table-cell table:style-name="ce101" table:formula="of:=[.R$23]/[.V65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Formalización de contrat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62]*[.AB65]*0.01" office:value-type="float" office:value="0.366386253427438">
            <text:p>0,37</text:p>
          </table:table-cell>
          <table:table-cell table:style-name="ce116" table:formula="of:=[.W$62]*[.AC65]*0.01" office:value-type="float" office:value="0.705883785510839">
            <text:p>0,71</text:p>
          </table:table-cell>
          <table:table-cell table:formula="of:=[.V66]/[.W66]" office:value-type="float" office:value="0.519046138965055">
            <text:p>0,52</text:p>
          </table:table-cell>
          <table:table-cell table:style-name="ce101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7" table:formula="of:=([.O63]*([.N4]^[.P63]))*[.X101]" office:value-type="float" office:value="1.92314201969247">
            <text:p>1,92</text:p>
          </table:table-cell>
          <table:table-cell table:style-name="ce117" table:formula="of:=[.Q63]*([.V67]^[.R63])" office:value-type="float" office:value="3.14299712426496">
            <text:p>3,14</text:p>
          </table:table-cell>
          <table:table-cell table:style-name="ce117" table:formula="of:=[.V67]/[.W67]" office:value-type="float" office:value="0.611881571524575">
            <text:p>0,61</text:p>
          </table:table-cell>
          <table:table-cell table:style-name="ce117" table:formula="of:=[.R$23]/[.V67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2"/>
          <table:table-cell table:style-name="ce97" table:number-columns-repeated="5"/>
          <table:table-cell/>
          <table:covered-table-cell table:style-name="ce108"/>
          <table:table-cell office:value-type="string">
            <text:p>Planificació y requerimientos</text:p>
          </table:table-cell>
          <table:table-cell table:formula="of:=[.V$67]*[.AB68]*0.01" office:value-type="float" office:value="0.134619941378473">
            <text:p>0,13</text:p>
          </table:table-cell>
          <table:table-cell table:formula="of:=[.W$67]*[.AC68]*0.01" office:value-type="float" office:value="0.691459367338292">
            <text:p>0,69</text:p>
          </table:table-cell>
          <table:table-cell table:formula="of:=[.V68]/[.W68]" office:value-type="float" office:value="0.194689590939637">
            <text:p>0,19</text:p>
          </table:table-cell>
          <table:table-cell table:style-name="ce101" table:formula="of:=[.R$23]/[.V68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number-columns-repeated="9"/>
          <table:covered-table-cell table:style-name="ce96"/>
          <table:table-cell office:value-type="string">
            <text:p>Diseño del producto</text:p>
          </table:table-cell>
          <table:table-cell table:formula="of:=[.V$67]*[.AB69]*0.01" office:value-type="float" office:value="0.326934143347719">
            <text:p>0,33</text:p>
          </table:table-cell>
          <table:table-cell table:formula="of:=[.W$67]*[.AC69]*0.01" office:value-type="float" office:value="0.84860922355154">
            <text:p>0,85</text:p>
          </table:table-cell>
          <table:table-cell table:formula="of:=[.V69]/[.W69]" office:value-type="float" office:value="0.385258767256214">
            <text:p>0,39</text:p>
          </table:table-cell>
          <table:table-cell table:style-name="ce101" table:formula="of:=[.R$23]/[.V69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56" office:value-type="string">
            <text:p>Cantidad</text:p>
          </table:table-cell>
          <table:table-cell table:style-name="ce55" table:formula="of:=DCOUNTA([.B62:.E71];[.E62];[.H67:.H68])" office:value-type="float" office:value="3">
            <text:p>3</text:p>
          </table:table-cell>
          <table:table-cell table:style-name="ce55" table:formula="of:=DCOUNTA([.B62:.E71];[.E62];[.I67:.I68])" office:value-type="float" office:value="1">
            <text:p>1</text:p>
          </table:table-cell>
          <table:table-cell table:style-name="ce78" table:formula="of:=DCOUNTA([.B62:.E71];[.E62];[.J67:.J68])" office:value-type="float" office:value="0">
            <text:p>0</text:p>
          </table:table-cell>
          <table:table-cell table:style-name="ce85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96"/>
          <table:table-cell office:value-type="string">
            <text:p>Programación</text:p>
          </table:table-cell>
          <table:table-cell table:formula="of:=[.V$67]*[.AB70]*0.01" office:value-type="float" office:value="1.05772811083086">
            <text:p>1,06</text:p>
          </table:table-cell>
          <table:table-cell table:formula="of:=[.W$67]*[.AC70]*0.01" office:value-type="float" office:value="1.38291873467658">
            <text:p>1,38</text:p>
          </table:table-cell>
          <table:table-cell table:formula="of:=[.V70]/[.W70]" office:value-type="float" office:value="0.764851964405719">
            <text:p>0,76</text:p>
          </table:table-cell>
          <table:table-cell table:style-name="ce101" table:formula="of:=[.R$23]/[.V70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2"/>
          <table:table-cell table:number-columns-repeated="12"/>
          <table:covered-table-cell table:style-name="ce96"/>
          <table:table-cell office:value-type="string">
            <text:p>Integración y prueba</text:p>
          </table:table-cell>
          <table:table-cell table:formula="of:=[.V$67]*[.AB71]*0.01" office:value-type="float" office:value="0.53847976551389">
            <text:p>0,54</text:p>
          </table:table-cell>
          <table:table-cell table:formula="of:=[.W$67]*[.AC71]*0.01" office:value-type="float" office:value="0.911469166036839">
            <text:p>0,91</text:p>
          </table:table-cell>
          <table:table-cell table:formula="of:=[.V71]/[.W71]" office:value-type="float" office:value="0.590782206989245">
            <text:p>0,59</text:p>
          </table:table-cell>
          <table:table-cell table:style-name="ce101" table:formula="of:=[.R$23]/[.V71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4"/>
          <table:table-cell/>
          <table:table-cell table:style-name="ce12"/>
          <table:table-cell table:style-name="ce17" office:value-type="string">
            <text:p>1 a 4 DET</text:p>
          </table:table-cell>
          <table:table-cell table:style-name="ce17" office:value-type="string">
            <text:p>5 a 15 DET</text:p>
          </table:table-cell>
          <table:table-cell table:style-name="ce29" office:value-type="string">
            <text:p>&gt;=16 DET</text:p>
          </table:table-cell>
          <table:table-cell table:number-columns-repeated="9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7" table:formula="of:=([.O64]*([.N4]^[.P64]))*[.X101]" office:value-type="float" office:value="1.92636688158652">
            <text:p>1,93</text:p>
          </table:table-cell>
          <table:table-cell table:style-name="ce117" table:formula="of:=[.Q64]*([.V72]^[.R64])" office:value-type="float" office:value="3.08358901373453">
            <text:p>3,08</text:p>
          </table:table-cell>
          <table:table-cell table:style-name="ce117" table:formula="of:=[.V72]/[.W72]" office:value-type="float" office:value="0.624715833726978">
            <text:p>0,62</text:p>
          </table:table-cell>
          <table:table-cell table:style-name="ce117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30"/>
          <table:table-cell table:style-name="ce46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8"/>
          <table:table-cell office:value-type="string">
            <text:p>Planificació y requerimientos</text:p>
          </table:table-cell>
          <table:table-cell table:formula="of:=[.V$72]*[.AB74]*0.01" office:value-type="float" office:value="0.154109350526921">
            <text:p>0,15</text:p>
          </table:table-cell>
          <table:table-cell table:formula="of:=[.W$72]*[.AC74]*0.01" office:value-type="float" office:value="0.863404923845669">
            <text:p>0,86</text:p>
          </table:table-cell>
          <table:table-cell table:formula="of:=[.V73]/[.W73]" office:value-type="float" office:value="0.178490238207708">
            <text:p>0,18</text:p>
          </table:table-cell>
          <table:table-cell table:style-name="ce101" table:formula="of:=[.R$23]/[.V73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9"/>
          <table:covered-table-cell table:style-name="ce108"/>
          <table:table-cell office:value-type="string">
            <text:p>Diseño del producto</text:p>
          </table:table-cell>
          <table:table-cell table:formula="of:=[.V$72]*[.AB75]*0.01" office:value-type="float" office:value="0.346746038685573">
            <text:p>0,35</text:p>
          </table:table-cell>
          <table:table-cell table:formula="of:=[.W$72]*[.AC75]*0.01" office:value-type="float" office:value="0.986748484395051">
            <text:p>0,99</text:p>
          </table:table-cell>
          <table:table-cell table:formula="of:=[.V74]/[.W74]" office:value-type="float" office:value="0.351402656471425">
            <text:p>0,35</text:p>
          </table:table-cell>
          <table:table-cell table:style-name="ce101" table:formula="of:=[.R$23]/[.V74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Consult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Programación</text:p>
          </table:table-cell>
          <table:table-cell table:formula="of:=[.V$72]*[.AB76]*0.01" office:value-type="float" office:value="1.09802912250432">
            <text:p>1,1</text:p>
          </table:table-cell>
          <table:table-cell table:formula="of:=[.W$72]*[.AC76]*0.01" office:value-type="float" office:value="1.35677916604319">
            <text:p>1,36</text:p>
          </table:table-cell>
          <table:table-cell table:formula="of:=[.V75]/[.W75]" office:value-type="float" office:value="0.809290966419039">
            <text:p>0,81</text:p>
          </table:table-cell>
          <table:table-cell table:style-name="ce101" table:formula="of:=[.R$23]/[.V75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>
            <text:p/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Integración y prueba</text:p>
          </table:table-cell>
          <table:table-cell table:formula="of:=[.V$72]*[.AB77]*0.01" office:value-type="float" office:value="0.48159172039663">
            <text:p>0,48</text:p>
          </table:table-cell>
          <table:table-cell table:formula="of:=[.W$72]*[.AC77]*0.01" office:value-type="float" office:value="0.740061363296288">
            <text:p>0,74</text:p>
          </table:table-cell>
          <table:table-cell table:formula="of:=[.V76]/[.W76]" office:value-type="float" office:value="0.650745660132269">
            <text:p>0,65</text:p>
          </table:table-cell>
          <table:table-cell table:style-name="ce101" table:formula="of:=[.R$23]/[.V76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6"/>
          <table:table-cell table:style-name="ce57"/>
          <table:table-cell table:number-columns-repeated="3" table:style-name="ce2" office:value-type="string">
            <text:p>Clasificación</text:p>
          </table:table-cell>
          <table:table-cell table:style-name="ce46"/>
          <table:table-cell table:number-columns-repeated="7"/>
          <table:table-cell table:style-name="ce92"/>
          <table:table-cell table:style-name="ce97" table:number-columns-repeated="15"/>
          <table:table-cell table:style-name="ce140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6"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46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 table:formula="of:=DCOUNTA([.B97:.E107];[.E97];[.H79:.H80])" office:value-type="float" office:value="1">
            <text:p>1</text:p>
          </table:table-cell>
          <table:table-cell table:style-name="ce55" table:formula="of:=DCOUNTA([.B97:.E107];[.E97];[.I79:.I80])" office:value-type="float" office:value="0">
            <text:p>0</text:p>
          </table:table-cell>
          <table:table-cell table:style-name="ce78" table:formula="of:=DCOUNTA([.B97:.E107];[.E97];[.J79:.J80])" office:value-type="float" office:value="0">
            <text:p>0</text:p>
          </table:table-cell>
          <table:table-cell table:style-name="ce85" table:formula="of:=[.H81]*[.H82]+[.I81]*[.I82]+[.J81]*[.J82]" office:value-type="float" office:value="3">
            <text:p>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6"/>
          <table:table-cell table:style-name="ce58" table:number-columns-repeated="2"/>
          <table:table-cell table:style-name="ce46" table:number-columns-repeated="3"/>
          <table:table-cell table:number-columns-repeated="2"/>
          <table:table-cell>
            <draw:custom-shape table:end-cell-address="Sheet1.S100" table:end-x="2.288cm" table:end-y="0.219cm" draw:z-index="0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9" office:value-type="string">
            <text:p>Category</text:p>
          </table:table-cell>
          <table:table-cell table:style-name="ce112" office:value-type="string">
            <text:p>Factor</text:p>
          </table:table-cell>
          <table:table-cell table:style-name="ce112"/>
          <table:table-cell table:style-name="ce112" office:value-type="string">
            <text:p>Assessment</text:p>
          </table:table-cell>
          <table:table-cell table:style-name="ce123" office:value-type="string">
            <text:p>Parameter</text:p>
          </table:table-cell>
          <table:table-cell table:number-columns-repeated="2"/>
          <table:table-cell table:style-name="ce128" office:value-type="string">
            <text:p>Factor</text:p>
          </table:table-cell>
          <table:table-cell table:style-name="ce131" office:value-type="string">
            <text:p>Muy_Bajo</text:p>
          </table:table-cell>
          <table:table-cell table:style-name="ce131" office:value-type="string">
            <text:p>Bajo</text:p>
          </table:table-cell>
          <table:table-cell table:style-name="ce131" office:value-type="string">
            <text:p>Normal</text:p>
          </table:table-cell>
          <table:table-cell table:style-name="ce131" office:value-type="string">
            <text:p>Alto</text:p>
          </table:table-cell>
          <table:table-cell table:style-name="ce131" office:value-type="string">
            <text:p>Muy_Alto</text:p>
          </table:table-cell>
          <table:table-cell table:style-name="ce135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roducto</text:p>
          </table:table-cell>
          <table:table-cell table:style-name="ce101" office:value-type="string">
            <text:p>RELY</text:p>
          </table:table-cell>
          <table:table-cell table:style-name="ce118"/>
          <table:table-cell table:style-name="ce122" table:content-validation-name="val1" office:value-type="string">
            <text:p>Muy_Alto</text:p>
          </table:table-cell>
          <table:table-cell table:style-name="ce124" table:formula="of:=HLOOKUP([.W84];[.AA$83:.AG$100];ROW([.U84])-82;0)" office:value-type="float" office:value="1.26">
            <text:p>1,26</text:p>
          </table:table-cell>
          <table:table-cell table:number-columns-repeated="2"/>
          <table:table-cell table:style-name="ce129" office:value-type="string">
            <text:p>RELY</text:p>
          </table:table-cell>
          <table:table-cell table:style-name="ce132" office:value-type="float" office:value="0.82">
            <text:p>0,82</text:p>
          </table:table-cell>
          <table:table-cell table:style-name="ce134" office:value-type="float" office:value="0.92">
            <text:p>0,9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.26">
            <text:p>1,2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3" office:value-type="string">
            <text:p>Consultar un Contacto de Empres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">
            <office:annotation draw:style-name="gr11" draw:text-style-name="P2" svg:width="2.899cm" svg:height="0.669cm" svg:x="22.622cm" svg:y="38.023cm" draw:caption-point-x="-0.61cm" draw:caption-point-y="1.526cm">
              <dc:date>2019-03-15T00:00:00</dc:date>
              <text:p text:style-name="P2"><text:span text:style-name="T3">ip</text:span></text:p>
            </office:annotation>
            <text:p>10</text:p>
          </table:table-cell>
          <table:table-cell table:style-name="ce35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6"/>
          <table:table-cell table:style-name="ce12"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DATA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129" office:value-type="string">
            <text:p>DATA</text:p>
          </table:table-cell>
          <table:table-cell table:style-name="ce132"/>
          <table:table-cell table:style-name="ce134" office:value-type="float" office:value="0.9">
            <text:p>0,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4">
            <text:p>1,14</text:p>
          </table:table-cell>
          <table:table-cell table:style-name="ce134" office:value-type="float" office:value="1.28">
            <text:p>1,2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table:number-columns-repeated="3"/>
          <table:table-cell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CPLX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86];[.AA$83:.AG$100];ROW([.U86])-82;0)" office:value-type="float" office:value="0.73">
            <text:p>0,73</text:p>
          </table:table-cell>
          <table:table-cell table:number-columns-repeated="2"/>
          <table:table-cell table:style-name="ce129" office:value-type="string">
            <text:p>CPLX</text:p>
          </table:table-cell>
          <table:table-cell table:style-name="ce132" office:value-type="float" office:value="0.73">
            <text:p>0,73</text:p>
          </table:table-cell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7">
            <text:p>1,17</text:p>
          </table:table-cell>
          <table:table-cell table:style-name="ce134" office:value-type="float" office:value="1.34">
            <text:p>1,34</text:p>
          </table:table-cell>
          <table:table-cell table:style-name="ce136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RUS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7];[.AA$83:.AG$100];ROW([.U87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RUSE</text:p>
          </table:table-cell>
          <table:table-cell table:style-name="ce132"/>
          <table:table-cell table:style-name="ce134" office:value-type="float" office:value="0.95">
            <text:p>0,9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07">
            <text:p>1,07</text:p>
          </table:table-cell>
          <table:table-cell table:style-name="ce134" office:value-type="float" office:value="1.15">
            <text:p>1,15</text:p>
          </table:table-cell>
          <table:table-cell table:style-name="ce136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DOCU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129" office:value-type="string">
            <text:p>DOCU</text:p>
          </table:table-cell>
          <table:table-cell table:style-name="ce132" office:value-type="float" office:value="0.81">
            <text:p>0,8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3">
            <text:p>1,2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3" office:value-type="string">
            <text:p>0 - 1</text:p>
          </table:table-cell>
          <table:table-cell table:style-name="ce40" office:value-type="float" office:value="1">
            <text:p>1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8"/>
          <table:table-cell table:style-name="Default"/>
          <table:table-cell table:style-name="ce110" office:value-type="string">
            <text:p>Atributos de Plataforma</text:p>
          </table:table-cell>
          <table:table-cell table:style-name="ce101" office:value-type="string">
            <text:p>TIM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9];[.AA$83:.AG$100];ROW([.U89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TIME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9">
            <text:p>1,29</text:p>
          </table:table-cell>
          <table:table-cell table:style-name="ce136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3" office:value-type="string">
            <text:p>2 – 3</text:p>
          </table:table-cell>
          <table:table-cell table:style-name="ce40" office:value-type="float" office:value="3">
            <text:p>3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STOR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STOR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05">
            <text:p>1,05</text:p>
          </table:table-cell>
          <table:table-cell table:style-name="ce134" office:value-type="float" office:value="1.17">
            <text:p>1,17</text:p>
          </table:table-cell>
          <table:table-cell table:style-name="ce136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4" office:value-type="string">
            <text:p>&gt;=4</text:p>
          </table:table-cell>
          <table:table-cell table:style-name="ce45" office:value-type="float" office:value="4">
            <text:p>4</text:p>
          </table:table-cell>
          <table:table-cell table:style-name="ce63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VOL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1];[.AA$83:.AG$100];ROW([.U91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PVOL</text:p>
          </table:table-cell>
          <table:table-cell table:style-name="ce132"/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.3">
            <text:p>1,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ersonal</text:p>
          </table:table-cell>
          <table:table-cell table:style-name="ce101" office:value-type="string">
            <text:p>A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2];[.AA$83:.AG$100];ROW([.U92])-82;0)" office:value-type="float" office:value="0.85">
            <text:p>0,85</text:p>
          </table:table-cell>
          <table:table-cell table:number-columns-repeated="2"/>
          <table:table-cell table:style-name="ce129" office:value-type="string">
            <text:p>ACAP</text:p>
          </table:table-cell>
          <table:table-cell table:style-name="ce132" office:value-type="float" office:value="1.42">
            <text:p>1,42</text:p>
          </table:table-cell>
          <table:table-cell table:style-name="ce134" office:value-type="float" office:value="1.19">
            <text:p>1,1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5">
            <text:p>0,85</text:p>
          </table:table-cell>
          <table:table-cell table:style-name="ce134" office:value-type="float" office:value="0.71">
            <text:p>0,7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6"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3];[.AA$83:.AG$100];ROW([.U93])-82;0)" office:value-type="float" office:value="0.88">
            <text:p>0,88</text:p>
          </table:table-cell>
          <table:table-cell table:number-columns-repeated="2"/>
          <table:table-cell table:style-name="ce129" office:value-type="string">
            <text:p>PCAP</text:p>
          </table:table-cell>
          <table:table-cell table:style-name="ce132" office:value-type="float" office:value="1.34">
            <text:p>1,34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76">
            <text:p>0,7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AEXP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4];[.AA$83:.AG$100];ROW([.U94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AEXP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6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77" office:value-type="float" office:value="7">
            <text:p>7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EX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5];[.AA$83:.AG$100];ROW([.U95])-82;0)" office:value-type="float" office:value="0.91">
            <text:p>0,91</text:p>
          </table:table-cell>
          <table:table-cell table:number-columns-repeated="2"/>
          <table:table-cell table:style-name="ce129" office:value-type="string">
            <text:p>PEXP</text:p>
          </table:table-cell>
          <table:table-cell table:style-name="ce132" office:value-type="float" office:value="1.19">
            <text:p>1,19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5">
            <text:p>0,85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6"/>
          <table:table-cell table:style-name="ce40"/>
          <table:table-cell table:style-name="ce19" table:number-columns-repeated="2"/>
          <table:table-cell table:style-name="ce77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LTEX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6];[.AA$83:.AG$100];ROW([.U96])-82;0)" office:value-type="float" office:value="0.84">
            <text:p>0,84</text:p>
          </table:table-cell>
          <table:table-cell table:number-columns-repeated="2"/>
          <table:table-cell table:style-name="ce129" office:value-type="string">
            <text:p>LTEX</text:p>
          </table:table-cell>
          <table:table-cell table:style-name="ce132" office:value-type="float" office:value="1.2">
            <text:p>1,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4">
            <text:p>0,84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Nombre</text:p>
          </table:table-cell>
          <table:table-cell table:style-name="ce17" office:value-type="string">
            <text:p>Nº de Registros Lógicos(FTR)</text:p>
          </table:table-cell>
          <table:table-cell table:style-name="ce17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/>
          <table:table-cell table:style-name="ce69"/>
          <table:table-cell table:style-name="ce79"/>
          <table:table-cell table:style-name="ce87"/>
          <table:table-cell table:number-columns-repeated="7"/>
          <table:table-cell table:style-name="Default"/>
          <table:table-cell table:style-name="ce39"/>
          <table:table-cell table:style-name="ce101" office:value-type="string">
            <text:p>PCON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PCON</text:p>
          </table:table-cell>
          <table:table-cell table:style-name="ce132" office:value-type="float" office:value="1.29">
            <text:p>1,29</text:p>
          </table:table-cell>
          <table:table-cell table:style-name="ce134" office:value-type="float" office:value="1.12">
            <text:p>1,1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Consultar un Contacto de Empresa</text:p>
          </table:table-cell>
          <table:table-cell table:style-name="ce27" table:number-columns-repeated="2"/>
          <table:table-cell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10" office:value-type="string">
            <text:p>Atributos del Proyecto</text:p>
          </table:table-cell>
          <table:table-cell table:style-name="ce101" office:value-type="string">
            <text:p>TOOL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8];[.AA$83:.AG$100];ROW([.U98])-82;0)" office:value-type="float" office:value="0.78">
            <text:p>0,78</text:p>
          </table:table-cell>
          <table:table-cell table:number-columns-repeated="2"/>
          <table:table-cell table:style-name="ce129" office:value-type="string">
            <text:p>TOOL</text:p>
          </table:table-cell>
          <table:table-cell table:style-name="ce132" office:value-type="float" office:value="1.17">
            <text:p>1,17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78">
            <text:p>0,7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ITE</text:p>
          </table:table-cell>
          <table:table-cell table:style-name="ce119"/>
          <table:table-cell table:style-name="ce122" table:content-validation-name="val1" office:value-type="string">
            <text:p>Extra_Alto</text:p>
          </table:table-cell>
          <table:table-cell table:style-name="ce124" table:formula="of:=HLOOKUP([.W99];[.AA$83:.AG$100];ROW([.U99])-82;0)" office:value-type="float" office:value="0.8">
            <text:p>0,8</text:p>
          </table:table-cell>
          <table:table-cell table:number-columns-repeated="2"/>
          <table:table-cell table:style-name="ce129" office:value-type="string">
            <text:p>SITE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3">
            <text:p>0,93</text:p>
          </table:table-cell>
          <table:table-cell table:style-name="ce134" office:value-type="float" office:value="0.86">
            <text:p>0,86</text:p>
          </table:table-cell>
          <table:table-cell table:style-name="ce136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CED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100];[.AA$83:.AG$100];ROW([.U100])-82;0)" office:value-type="float" office:value="1">
            <text:p>1</text:p>
          </table:table-cell>
          <table:table-cell table:number-columns-repeated="2"/>
          <table:table-cell table:style-name="ce130" office:value-type="string">
            <text:p>SCED</text:p>
          </table:table-cell>
          <table:table-cell table:style-name="ce133" office:value-type="float" office:value="1.43">
            <text:p>1,43</text:p>
          </table:table-cell>
          <table:table-cell table:style-name="ce133" office:value-type="float" office:value="1.14">
            <text:p>1,14</text:p>
          </table:table-cell>
          <table:table-cell table:number-columns-repeated="3" table:style-name="ce133" office:value-type="float" office:value="1">
            <text:p>1</text:p>
          </table:table-cell>
          <table:table-cell table:style-name="ce137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111"/>
          <table:table-cell table:style-name="ce113" office:value-type="string">
            <text:p>EM</text:p>
          </table:table-cell>
          <table:table-cell table:style-name="ce113" table:number-columns-repeated="2"/>
          <table:table-cell table:style-name="ce125" table:formula="of:=PRODUCT([.X84:.X100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2"/>
          <table:table-cell table:style-name="ce114" office:value-type="string">
            <text:p>EM-sin-SCED</text:p>
          </table:table-cell>
          <table:table-cell table:style-name="ce120" table:number-columns-repeated="2"/>
          <table:table-cell table:style-name="ce126" table:formula="of:=PRODUCT([.X84:.X99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28" table:number-columns-repeated="2"/>
          <table:table-cell table:style-name="ce34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 table:number-columns-spanned="6" table:number-rows-spanned="1">
            <text:p>FACTORES DE ESCALA</text:p>
          </table:table-cell>
          <table:covered-table-cell table:number-columns-repeated="3"/>
          <table:covered-table-cell table:style-name="Default"/>
          <table:covered-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57" office:value-type="string">
            <text:p>Muy Bajo</text:p>
          </table:table-cell>
          <table:table-cell table:style-name="ce57" office:value-type="string">
            <text:p>Bajo</text:p>
          </table:table-cell>
          <table:table-cell table:style-name="ce57" office:value-type="string">
            <text:p>Nominal</text:p>
          </table:table-cell>
          <table:table-cell table:style-name="ce57" office:value-type="string">
            <text:p>Alto</text:p>
          </table:table-cell>
          <table:table-cell table:style-name="ce57" office:value-type="string">
            <text:p>Muy Alto</text:p>
          </table:table-cell>
          <table:table-cell table:style-name="ce57" office:value-type="string">
            <text:p>Extra Alto</text:p>
          </table:table-cell>
          <table:table-cell table:style-name="ce12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8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REC</text:p>
          </table:table-cell>
          <table:table-cell table:style-name="ce27" office:value-type="float" office:value="6.2">
            <text:p>6,2</text:p>
          </table:table-cell>
          <table:table-cell table:style-name="ce27" office:value-type="float" office:value="4.96">
            <text:p>4,96</text:p>
          </table:table-cell>
          <table:table-cell table:style-name="ce27" office:value-type="float" office:value="3.72">
            <text:p>3,72</text:p>
          </table:table-cell>
          <table:table-cell table:style-name="ce27" office:value-type="float" office:value="2.48">
            <text:p>2,48</text:p>
          </table:table-cell>
          <table:table-cell table:style-name="ce27" office:value-type="float" office:value="1.24">
            <text:p>1,24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3];[.N112:.T117];VLOOKUP([.U113];[.N$121:.O$126];2;0);0)" office:value-type="float" office:value="1.24">
            <text:p>1,2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FLEX</text:p>
          </table:table-cell>
          <table:table-cell table:style-name="ce27" office:value-type="float" office:value="5.07">
            <text:p>5,07</text:p>
          </table:table-cell>
          <table:table-cell table:style-name="ce27" office:value-type="float" office:value="4.05">
            <text:p>4,05</text:p>
          </table:table-cell>
          <table:table-cell table:style-name="ce27" office:value-type="float" office:value="3.04">
            <text:p>3,04</text:p>
          </table:table-cell>
          <table:table-cell table:style-name="ce27" office:value-type="float" office:value="2.03">
            <text:p>2,03</text:p>
          </table:table-cell>
          <table:table-cell table:style-name="ce27" office:value-type="float" office:value="1.01">
            <text:p>1,0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4];[.N113:.T118];VLOOKUP([.U114];[.N$121:.O$126];2;0);0)" office:value-type="float" office:value="3.04">
            <text:p>3,0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RESL</text:p>
          </table:table-cell>
          <table:table-cell table:style-name="ce27" office:value-type="float" office:value="7.07">
            <text:p>7,07</text:p>
          </table:table-cell>
          <table:table-cell table:style-name="ce27" office:value-type="float" office:value="5.65">
            <text:p>5,65</text:p>
          </table:table-cell>
          <table:table-cell table:style-name="ce27" office:value-type="float" office:value="4.24">
            <text:p>4,24</text:p>
          </table:table-cell>
          <table:table-cell table:style-name="ce27" office:value-type="float" office:value="2.83">
            <text:p>2,83</text:p>
          </table:table-cell>
          <table:table-cell table:style-name="ce27" office:value-type="float" office:value="1.41">
            <text:p>1,4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5];[.N114:.T119];VLOOKUP([.U115];[.N$121:.O$126];2;0);0)" office:value-type="float" office:value="1.41">
            <text:p>1,4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TEAM</text:p>
          </table:table-cell>
          <table:table-cell table:style-name="ce27" office:value-type="float" office:value="5.48">
            <text:p>5,48</text:p>
          </table:table-cell>
          <table:table-cell table:style-name="ce27" office:value-type="float" office:value="4.38">
            <text:p>4,38</text:p>
          </table:table-cell>
          <table:table-cell table:style-name="ce27" office:value-type="float" office:value="3.29">
            <text:p>3,29</text:p>
          </table:table-cell>
          <table:table-cell table:style-name="ce27" office:value-type="float" office:value="2.19">
            <text:p>2,19</text:p>
          </table:table-cell>
          <table:table-cell table:style-name="ce27" office:value-type="float" office:value="1.1">
            <text:p>1,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54" table:formula="of:=VLOOKUP([.N116];[.N115:.T120];VLOOKUP([.U116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MAT</text:p>
          </table:table-cell>
          <table:table-cell table:style-name="ce27" office:value-type="float" office:value="7.8">
            <text:p>7,8</text:p>
          </table:table-cell>
          <table:table-cell table:style-name="ce27" office:value-type="float" office:value="6.24">
            <text:p>6,24</text:p>
          </table:table-cell>
          <table:table-cell table:style-name="ce27" office:value-type="float" office:value="4.68">
            <text:p>4,68</text:p>
          </table:table-cell>
          <table:table-cell table:style-name="ce27" office:value-type="float" office:value="3.12">
            <text:p>3,12</text:p>
          </table:table-cell>
          <table:table-cell table:style-name="ce27" office:value-type="float" office:value="1.56">
            <text:p>1,56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7];[.N116:.T121];VLOOKUP([.U117];[.N$121:.O$126];2;0);0)" office:value-type="float" office:value="4.68">
            <text:p>4,6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ce115" office:value-type="string">
            <text:p>SUMA</text:p>
          </table:table-cell>
          <table:table-cell table:style-name="ce115" table:formula="of:=SUM([.V113:.V117])" office:value-type="float" office:value="10.37">
            <text:p>10,37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/>
          <table:table-cell table:style-name="ce121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3" office:value-type="string">
            <text:p>MB</text:p>
          </table:table-cell>
          <table:table-cell table:style-name="ce102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B</text:p>
          </table:table-cell>
          <table:table-cell table:style-name="ce103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N</text:p>
          </table:table-cell>
          <table:table-cell table:style-name="ce103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A</text:p>
          </table:table-cell>
          <table:table-cell table:style-name="ce103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MA</text:p>
          </table:table-cell>
          <table:table-cell table:style-name="ce103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9" office:value-type="string">
            <text:p>EA</text:p>
          </table:table-cell>
          <table:table-cell table:style-name="ce50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20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26M33S</meta:editing-duration>
    <meta:editing-cycles>311</meta:editing-cycles>
    <meta:generator>OpenOffice/4.1.6$Win32 OpenOffice.org_project/416m1$Build-9790</meta:generator>
    <dc:date>2019-04-15T20:10:03.61</dc:date>
    <meta:document-statistic meta:table-count="3" meta:cell-count="1453" meta:object-count="1"/>
    <meta:user-defined meta:name="Info 1"/>
    <meta:user-defined meta:name="Info 2"/>
    <meta:user-defined meta:name="Info 3"/>
    <meta:user-defined meta:name="Info 4"/>
  </office:meta>
</office:document-meta>
</file>